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35in"/>
    </style:style>
    <style:style style:name="co7" style:family="table-column">
      <style:table-column-properties fo:break-before="auto" style:column-width="2.0134in"/>
    </style:style>
    <style:style style:name="co8" style:family="table-column">
      <style:table-column-properties fo:break-before="auto" style:column-width="1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AMES</text:p>
          </table:table-cell>
          <table:table-cell table:number-columns-repeated="2"/>
          <table:table-cell table:style-name="ce1" office:value-type="string">
            <text:p>Arklaham</text:p>
          </table:table-cell>
          <table:table-cell table:number-columns-repeated="3"/>
        </table:table-row>
        <table:table-row table:style-name="ro1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33835687</text:p>
          </table:table-cell>
          <table:table-cell table:number-columns-repeated="2"/>
        </table:table-row>
        <table:table-row table:style-name="ro1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33955576</text:p>
          </table:table-cell>
          <table:table-cell table:number-columns-repeated="2"/>
        </table:table-row>
        <table:table-row table:style-name="ro1">
          <table:table-cell office:value-type="string">
            <text:p>Sonic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ttps://www.twitch.tv/videos/233835811</text:p>
          </table:table-cell>
          <table:table-cell table:number-columns-repeated="2"/>
        </table:table-row>
        <table:table-row table:style-name="ro1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33835834</text:p>
          </table:table-cell>
          <table:table-cell table:number-columns-repeated="2"/>
        </table:table-row>
        <table:table-row table:style-name="ro1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ttps://www.twitch.tv/videos/234198212</text:p>
          </table:table-cell>
          <table:table-cell table:number-columns-repeated="2"/>
        </table:table-row>
        <table:table-row table:style-name="ro1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34255575</text:p>
          </table:table-cell>
          <table:table-cell table:number-columns-repeated="2"/>
        </table:table-row>
        <table:table-row table:style-name="ro1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34264031</text:p>
          </table:table-cell>
          <table:table-cell table:number-columns-repeated="2"/>
        </table:table-row>
        <table:table-row table:style-name="ro1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34278197</text:p>
          </table:table-cell>
          <table:table-cell table:number-columns-repeated="2"/>
        </table:table-row>
        <table:table-row table:style-name="ro1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34278275</text:p>
          </table:table-cell>
          <table:table-cell table:number-columns-repeated="2"/>
        </table:table-row>
        <table:table-row table:style-name="ro1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  <table:table-cell table:number-columns-repeated="5"/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  <table:table-cell table:number-columns-repeated="5"/>
        </table:table-row>
        <table:table-row table:style-name="ro1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  <table:table-cell/>
          <table:table-cell table:style-name="ce1" office:value-type="string">
            <text:p>Mother 3</text:p>
          </table:table-cell>
          <table:table-cell table:number-columns-repeated="3"/>
        </table:table-row>
        <table:table-row table:style-name="ro1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29576786</text:p>
          </table:table-cell>
          <table:table-cell table:number-columns-repeated="2"/>
        </table:table-row>
        <table:table-row table:style-name="ro1">
          <table:table-cell office:value-type="string">
            <text:p>I'm the chef</text:p>
          </table:table-cell>
          <table:table-cell office:value-type="string">
            <text:p>https://www.twitch.tv/videos/21435983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296011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https://www.twitch.tv/videos/2296198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https://www.twitch.tv/videos/2296499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https://www.twitch.tv/videos/229686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https://www.twitch.tv/videos/2292136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M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https://www.twitch.tv/videos/2292212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90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292259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91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292331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914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ttps://www.twitch.tv/videos/2292374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9167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https://www.twitch.tv/videos/2292413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per Punch-Ou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https://www.twitch.tv/videos/229295573</text:p>
          </table:table-cell>
          <table:table-cell table:number-columns-repeated="2"/>
        </table:table-row>
        <table:table-row table:style-name="ro1">
          <table:table-cell office:value-type="string">
            <text:p>minor</text:p>
          </table:table-cell>
          <table:table-cell office:value-type="string">
            <text:p>https://www.twitch.tv/videos/209650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https://www.twitch.tv/videos/229310371</text:p>
          </table:table-cell>
          <table:table-cell table:number-columns-repeated="2"/>
        </table:table-row>
        <table:table-row table:style-name="ro1">
          <table:table-cell office:value-type="string">
            <text:p>major</text:p>
          </table:table-cell>
          <table:table-cell office:value-type="string">
            <text:p>https://www.twitch.tv/videos/20965098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https://www.twitch.tv/videos/229339538</text:p>
          </table:table-cell>
          <table:table-cell table:number-columns-repeated="2"/>
        </table:table-row>
        <table:table-row table:style-name="ro1">
          <table:table-cell office:value-type="string">
            <text:p>world</text:p>
          </table:table-cell>
          <table:table-cell office:value-type="string">
            <text:p>https://www.twitch.tv/videos/209651034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https://www.twitch.tv/videos/229356217</text:p>
          </table:table-cell>
          <table:table-cell table:number-columns-repeated="2"/>
        </table:table-row>
        <table:table-row table:style-name="ro1">
          <table:table-cell office:value-type="string">
            <text:p>special</text:p>
          </table:table-cell>
          <table:table-cell office:value-type="string">
            <text:p>https://www.twitch.tv/videos/20965232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https://www.twitch.tv/videos/2293623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DOOM Final Gathering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6613</text:p>
          </table:table-cell>
          <table:table-cell/>
          <table:table-cell table:style-name="ce1" office:value-type="string">
            <text:p>TMNT 2: The Arcade Gam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66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009260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67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0092359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672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ttps://www.twitch.tv/videos/2009224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0964675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009219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LTIMATE DOOM 100%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s://www.twitch.tv/videos/200920700</text:p>
          </table:table-cell>
          <table:table-cell table:number-columns-repeated="2"/>
        </table:table-row>
        <table:table-row table:style-name="ro2">
          <table:table-cell office:value-type="float" office:value="1.1">
            <text:p>1.1</text:p>
          </table:table-cell>
          <table:table-cell office:value-type="string">
            <text:p>https://www.twitch.tv/videos/20138311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00920231</text:p>
          </table:table-cell>
          <table:table-cell table:number-columns-repeated="2"/>
        </table:table-row>
        <table:table-row table:style-name="ro2">
          <table:table-cell office:value-type="float" office:value="1.2">
            <text:p>1.2</text:p>
          </table:table-cell>
          <table:table-cell office:value-type="string">
            <text:p>https://www.twitch.tv/videos/20138182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00919473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https://www.twitch.tv/videos/201379807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https://www.twitch.tv/videos/201378450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https://www.twitch.tv/videos/20137742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https://www.twitch.tv/videos/201376124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office:value-type="string">
            <text:p>https://www.twitch.tv/videos/201374702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office:value-type="string">
            <text:p>https://www.twitch.tv/videos/201373974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office:value-type="string">
            <text:p>https://www.twitch.tv/videos/201372368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https://www.twitch.tv/videos/201194770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https://www.twitch.tv/videos/201192538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https://www.twitch.tv/videos/201191846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https://www.twitch.tv/videos/201190873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https://www.twitch.tv/videos/201189263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office:value-type="string">
            <text:p>https://www.twitch.tv/videos/201188046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https://www.twitch.tv/videos/20118674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office:value-type="string">
            <text:p>https://www.twitch.tv/videos/201186391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office:value-type="string">
            <text:p>https://www.twitch.tv/videos/20118548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https://www.twitch.tv/videos/201178558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https://www.twitch.tv/videos/20117783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https://www.twitch.tv/videos/201176054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https://www.twitch.tv/videos/201174712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https://www.twitch.tv/videos/20117346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https://www.twitch.tv/videos/201172260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office:value-type="string">
            <text:p>https://www.twitch.tv/videos/201171526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office:value-type="string">
            <text:p>https://www.twitch.tv/videos/201171191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office:value-type="string">
            <text:p>https://www.twitch.tv/videos/201170705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3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5$Win32 OpenOffice.org_project/415m1$Build-9789</meta:generator>
    <dc:date>2018-05-25T13:46:38.93</dc:date>
    <meta:editing-duration>PT1H3M33S</meta:editing-duration>
    <meta:editing-cycles>16</meta:editing-cycles>
    <meta:document-statistic meta:table-count="3" meta:cell-count="332" meta:object-count="0"/>
  </office:meta>
</office:document-meta>
</file>